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12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11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12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/>
          <table:table-cell table:style-name="ce25" office:value-type="float" office:value="-9300" calcext:value-type="float">
            <text:p>-93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200" calcext:value-type="float">
            <text:p>2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300" calcext:value-type="float">
            <text:p>13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400" calcext:value-type="float">
            <text:p>400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/>
        </table:table-row>
        <table:table-row table:style-name="ro12">
          <table:table-cell table:number-columns-repeated="8"/>
          <table:table-cell table:style-name="Default"/>
          <table:table-cell table:style-name="ce22" office:value-type="float" office:value="26700" calcext:value-type="float">
            <text:p>267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5"/>
          <table:table-cell table:style-name="ce17" table:formula="of:=SUM([.B25:.F25])" office:value-type="float" office:value="0" calcext:value-type="float">
            <text:p>0</text:p>
          </table:table-cell>
          <table:table-cell table:style-name="ce23" table:formula="of:=SUM([.B44:.F44])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number-columns-repeated="2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44];[.F44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2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44:.F4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44];[.F44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Mhe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Davi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table:style-name="ce44" office:value-type="string" calcext:value-type="string">
            <text:p>Taron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Hrach</text:p>
          </table:table-cell>
          <table:table-cell table:number-columns-repeated="2"/>
        </table:table-row>
        <table:table-row table:style-name="ro3">
          <table:table-cell/>
          <table:table-cell table:style-name="ce17" table:formula="of:=[.B25]/17" office:value-type="float" office:value="0" calcext:value-type="float">
            <text:p>0</text:p>
          </table:table-cell>
          <table:table-cell table:style-name="ce17" table:formula="of:=[.C25]/16" office:value-type="float" office:value="0" calcext:value-type="float">
            <text:p>0</text:p>
          </table:table-cell>
          <table:table-cell table:style-name="ce17" table:formula="of:=[.D25]/15" office:value-type="float" office:value="0" calcext:value-type="float">
            <text:p>0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F44])" office:value-type="float" office:value="0" calcext:value-type="float">
            <text:p>0</text:p>
          </table:table-cell>
          <table:table-cell table:style-name="ce46"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];[.C44];[.F44])" office:value-type="float" office:value="0" calcext:value-type="float">
            <text:p>0</text:p>
          </table:table-cell>
          <table:table-cell office:value-type="string" calcext:value-type="string">
            <text:p>Stepan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7" table:formula="of:=SUM([.H25:.H45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1:32:41.219309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6T11:44:58.243437175</dc:date>
    <meta:editing-duration>P2DT23H19M22S</meta:editing-duration>
    <meta:editing-cycles>1329</meta:editing-cycles>
    <meta:generator>LibreOffice/4.2.8.2$Linux_X86_64 LibreOffice_project/420m0$Build-2</meta:generator>
    <meta:document-statistic meta:table-count="10" meta:cell-count="3169" meta:object-count="0"/>
  </office:meta>
</office:document-meta>
</file>